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svg:font-family="Helvetica, Arial,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375in" style:rel-column-width="540*"/>
    </style:style>
    <style:style style:name="Table1.B" style:family="table-column">
      <style:table-column-properties style:column-width="0.5625in" style:rel-column-width="810*"/>
    </style:style>
    <style:style style:name="Table1.C" style:family="table-column">
      <style:table-column-properties style:column-width="2.8979in" style:rel-column-width="4173*"/>
    </style:style>
    <style:style style:name="Table1.D" style:family="table-column">
      <style:table-column-properties style:column-width="0.8424in" style:rel-column-width="1213*"/>
    </style:style>
    <style:style style:name="Table1.E" style:family="table-column">
      <style:table-column-properties style:column-width="1.1993in" style:rel-column-width="1727*"/>
    </style:style>
    <style:style style:name="Table1.F" style:family="table-column">
      <style:table-column-properties style:column-width="0.8181in" style:rel-column-width="1178*"/>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0.4438in" style:rel-column-width="639*"/>
    </style:style>
    <style:style style:name="Table3.B" style:family="table-column">
      <style:table-column-properties style:column-width="0.4938in" style:rel-column-width="711*"/>
    </style:style>
    <style:style style:name="Table3.C" style:family="table-column">
      <style:table-column-properties style:column-width="3.3771in" style:rel-column-width="4863*"/>
    </style:style>
    <style:style style:name="Table3.D" style:family="table-column">
      <style:table-column-properties style:column-width="1.1896in" style:rel-column-width="1713*"/>
    </style:style>
    <style:style style:name="Table3.E" style:family="table-column">
      <style:table-column-properties style:column-width="1.191in" style:rel-column-width="1715*"/>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001f6c" officeooo:paragraph-rsid="00001f6c"/>
    </style:style>
    <style:style style:name="P2" style:family="paragraph" style:parent-style-name="Standard">
      <style:text-properties fo:language="de" fo:country="DE" fo:font-weight="bold" officeooo:rsid="0001b212" officeooo:paragraph-rsid="0001b212" style:font-weight-asian="bold" style:font-weight-complex="bold"/>
    </style:style>
    <style:style style:name="P3" style:family="paragraph" style:parent-style-name="Standard">
      <style:text-properties fo:language="de" fo:country="DE" fo:font-weight="normal" officeooo:rsid="00001f6c" officeooo:paragraph-rsid="0001b212" style:font-weight-asian="normal" style:font-weight-complex="normal"/>
    </style:style>
    <style:style style:name="P4" style:family="paragraph" style:parent-style-name="Standard">
      <style:text-properties fo:language="de" fo:country="DE" fo:font-weight="normal" officeooo:rsid="00001f6c" officeooo:paragraph-rsid="00031926" style:font-weight-asian="normal" style:font-weight-complex="normal"/>
    </style:style>
    <style:style style:name="P5" style:family="paragraph" style:parent-style-name="Standard">
      <style:text-properties fo:language="de" fo:country="DE" fo:font-weight="normal" officeooo:rsid="00001f6c" officeooo:paragraph-rsid="0003f80e" style:font-weight-asian="normal" style:font-weight-complex="normal"/>
    </style:style>
    <style:style style:name="P6" style:family="paragraph" style:parent-style-name="Standard">
      <style:text-properties fo:language="de" fo:country="DE" fo:font-weight="normal" officeooo:rsid="00001f6c" officeooo:paragraph-rsid="0004e65e" style:font-weight-asian="normal" style:font-weight-complex="normal"/>
    </style:style>
    <style:style style:name="P7" style:family="paragraph" style:parent-style-name="Standard">
      <style:text-properties fo:language="de" fo:country="DE" fo:font-weight="normal" officeooo:rsid="0001b212" officeooo:paragraph-rsid="0001b212" style:font-weight-asian="normal" style:font-weight-complex="normal"/>
    </style:style>
    <style:style style:name="P8" style:family="paragraph" style:parent-style-name="Standard">
      <style:text-properties fo:language="de" fo:country="DE" fo:font-weight="normal" officeooo:rsid="0001b212" officeooo:paragraph-rsid="0004e65e" style:font-weight-asian="normal" style:font-weight-complex="normal"/>
    </style:style>
    <style:style style:name="P9" style:family="paragraph" style:parent-style-name="Standard">
      <style:text-properties fo:language="de" fo:country="DE" fo:font-weight="normal" officeooo:rsid="00031926" officeooo:paragraph-rsid="0004e65e" style:font-weight-asian="normal" style:font-weight-complex="normal"/>
    </style:style>
    <style:style style:name="P10" style:family="paragraph" style:parent-style-name="Standard">
      <style:text-properties fo:language="de" fo:country="DE" fo:font-weight="normal" officeooo:rsid="0003f80e" officeooo:paragraph-rsid="00013349" style:font-weight-asian="normal" style:font-weight-complex="normal"/>
    </style:style>
    <style:style style:name="P11" style:family="paragraph" style:parent-style-name="Standard">
      <style:text-properties fo:language="de" fo:country="DE" fo:font-weight="normal" officeooo:rsid="0003f80e" officeooo:paragraph-rsid="0003f80e" style:font-weight-asian="normal" style:font-weight-complex="normal"/>
    </style:style>
    <style:style style:name="P12" style:family="paragraph" style:parent-style-name="Standard">
      <style:text-properties fo:language="de" fo:country="DE" fo:font-style="normal" fo:font-weight="normal" officeooo:rsid="0003f80e" officeooo:paragraph-rsid="0003f80e" style:font-style-asian="normal" style:font-weight-asian="normal" style:font-style-complex="normal" style:font-weight-complex="normal"/>
    </style:style>
    <style:style style:name="P13" style:family="paragraph" style:parent-style-name="Text_20_body">
      <style:text-properties fo:language="de" fo:country="DE" officeooo:rsid="0003f80e" officeooo:paragraph-rsid="0003f80e"/>
    </style:style>
    <style:style style:name="P14" style:family="paragraph" style:parent-style-name="Text_20_body">
      <style:text-properties fo:language="de" fo:country="DE" officeooo:rsid="0003f80e" officeooo:paragraph-rsid="00031926"/>
    </style:style>
    <style:style style:name="P15" style:family="paragraph" style:parent-style-name="Text_20_body">
      <style:text-properties fo:language="de" fo:country="DE" fo:font-weight="bold" officeooo:rsid="0003f80e" officeooo:paragraph-rsid="0003f80e" style:font-weight-asian="bold" style:font-weight-complex="bold"/>
    </style:style>
    <style:style style:name="P16" style:family="paragraph" style:parent-style-name="Text_20_body">
      <style:text-properties fo:language="de" fo:country="DE" fo:font-weight="bold" officeooo:rsid="0003f80e" officeooo:paragraph-rsid="0004e65e" style:font-weight-asian="bold" style:font-weight-complex="bold"/>
    </style:style>
    <style:style style:name="P17" style:family="paragraph" style:parent-style-name="Text_20_body">
      <style:text-properties fo:language="de" fo:country="DE" fo:font-weight="normal" officeooo:rsid="0003f80e" officeooo:paragraph-rsid="0003f80e" style:font-weight-asian="normal" style:font-weight-complex="normal"/>
    </style:style>
    <style:style style:name="P18" style:family="paragraph" style:parent-style-name="Text_20_body">
      <style:text-properties fo:language="de" fo:country="DE" fo:font-weight="normal" officeooo:rsid="0004e65e" officeooo:paragraph-rsid="0004e65e" style:font-weight-asian="normal" style:font-weight-complex="normal"/>
    </style:style>
    <style:style style:name="P19" style:family="paragraph" style:parent-style-name="Table_20_Contents">
      <style:text-properties fo:language="de" fo:country="DE" officeooo:rsid="0001b212" officeooo:paragraph-rsid="0001b212"/>
    </style:style>
    <style:style style:name="P20" style:family="paragraph" style:parent-style-name="Table_20_Contents">
      <style:text-properties fo:language="de" fo:country="DE" officeooo:rsid="0001b212" officeooo:paragraph-rsid="0004e65e"/>
    </style:style>
    <style:style style:name="P21" style:family="paragraph" style:parent-style-name="Table_20_Contents">
      <style:text-properties fo:language="de" fo:country="DE" officeooo:rsid="0003f80e" officeooo:paragraph-rsid="0003f80e"/>
    </style:style>
    <style:style style:name="P22" style:family="paragraph" style:parent-style-name="Table_20_Contents">
      <style:text-properties fo:language="de" fo:country="DE" officeooo:rsid="00031926" officeooo:paragraph-rsid="0004e65e"/>
    </style:style>
    <style:style style:name="P23" style:family="paragraph" style:parent-style-name="Table_20_Contents">
      <style:text-properties fo:language="de" fo:country="DE" officeooo:rsid="0006c52f" officeooo:paragraph-rsid="0006c52f"/>
    </style:style>
    <style:style style:name="P24" style:family="paragraph" style:parent-style-name="Heading_20_3">
      <style:text-properties fo:language="de" fo:country="DE"/>
    </style:style>
    <style:style style:name="P25" style:family="paragraph" style:parent-style-name="Heading_20_3">
      <style:paragraph-properties fo:break-before="page"/>
      <style:text-properties fo:language="de" fo:country="DE"/>
    </style:style>
    <style:style style:name="P26" style:family="paragraph" style:parent-style-name="Standard">
      <style:text-properties fo:language="de" fo:country="DE" fo:font-weight="normal" officeooo:rsid="00001f6c" officeooo:paragraph-rsid="00001f6c" style:font-weight-asian="normal" style:font-weight-complex="normal"/>
    </style:style>
    <style:style style:name="P27" style:family="paragraph" style:parent-style-name="Standard">
      <style:text-properties fo:language="de" fo:country="DE" fo:font-weight="normal" officeooo:rsid="00001f6c" officeooo:paragraph-rsid="00013349" style:font-weight-asian="normal" style:font-weight-complex="normal"/>
    </style:style>
    <style:style style:name="P28" style:family="paragraph" style:parent-style-name="Standard">
      <style:text-properties fo:language="de" fo:country="DE" fo:font-weight="normal" officeooo:rsid="001d5d2d" officeooo:paragraph-rsid="001d5d2d" style:font-weight-asian="normal" style:font-weight-complex="normal"/>
    </style:style>
    <style:style style:name="P29" style:family="paragraph" style:parent-style-name="Standard">
      <style:text-properties fo:language="de" fo:country="DE" fo:font-weight="normal" officeooo:rsid="001d5d2d" officeooo:paragraph-rsid="00031926" style:font-weight-asian="normal" style:font-weight-complex="normal"/>
    </style:style>
    <style:style style:name="P30" style:family="paragraph" style:parent-style-name="Standard">
      <style:text-properties fo:language="de" fo:country="DE" officeooo:rsid="001763cc" officeooo:paragraph-rsid="00001f6c"/>
    </style:style>
    <style:style style:name="P31" style:family="paragraph" style:parent-style-name="Standard">
      <style:text-properties officeooo:paragraph-rsid="001763cc"/>
    </style:style>
    <style:style style:name="P32" style:family="paragraph" style:parent-style-name="Standard">
      <style:text-properties fo:font-variant="normal" fo:text-transform="none" fo:color="#4d4d4d" style:font-name="Helvetica" fo:letter-spacing="normal" fo:language="de" fo:country="DE" fo:font-style="normal" fo:font-weight="normal" officeooo:rsid="00001f6c" officeooo:paragraph-rsid="001763cc" loext:padding="0in" loext:border="none"/>
    </style:style>
    <style:style style:name="P33" style:family="paragraph" style:parent-style-name="Heading_20_1">
      <style:text-properties fo:language="de" fo:country="DE"/>
    </style:style>
    <style:style style:name="P34" style:family="paragraph" style:parent-style-name="Heading_20_1">
      <style:paragraph-properties fo:break-before="page"/>
      <style:text-properties fo:language="de" fo:country="DE"/>
    </style:style>
    <style:style style:name="P35" style:family="paragraph" style:parent-style-name="Heading_20_2">
      <style:text-properties fo:language="de" fo:country="DE"/>
    </style:style>
    <style:style style:name="P36" style:family="paragraph" style:parent-style-name="Heading_20_2" style:list-style-name="">
      <style:text-properties fo:language="de" fo:country="DE"/>
    </style:style>
    <style:style style:name="P37" style:family="paragraph" style:parent-style-name="Heading_20_2">
      <style:text-properties fo:language="de" fo:country="DE" officeooo:paragraph-rsid="000ad352"/>
    </style:style>
    <style:style style:name="P38" style:family="paragraph" style:parent-style-name="Heading_20_2">
      <style:text-properties officeooo:paragraph-rsid="001ccc75"/>
    </style:style>
    <style:style style:name="P39" style:family="paragraph" style:parent-style-name="Heading_20_2">
      <style:paragraph-properties fo:break-before="page"/>
      <style:text-properties fo:language="de" fo:country="DE"/>
    </style:style>
    <style:style style:name="P40" style:family="paragraph" style:parent-style-name="Text_20_body">
      <style:text-properties fo:language="de" fo:country="DE"/>
    </style:style>
    <style:style style:name="P41" style:family="paragraph" style:parent-style-name="Text_20_body" style:list-style-name="L3">
      <style:text-properties fo:language="de" fo:country="DE" officeooo:rsid="000ad352" officeooo:paragraph-rsid="000ad352"/>
    </style:style>
    <style:style style:name="P42" style:family="paragraph" style:parent-style-name="Text_20_body">
      <style:text-properties fo:language="de" fo:country="DE" officeooo:rsid="0003f80e" officeooo:paragraph-rsid="0003f80e"/>
    </style:style>
    <style:style style:name="P43" style:family="paragraph" style:parent-style-name="Text_20_body">
      <style:paragraph-properties>
        <style:tab-stops>
          <style:tab-stop style:position="0.6874in"/>
        </style:tab-stops>
      </style:paragraph-properties>
      <style:text-properties fo:language="de" fo:country="DE" officeooo:rsid="0003f80e" officeooo:paragraph-rsid="0003f80e"/>
    </style:style>
    <style:style style:name="P44" style:family="paragraph" style:parent-style-name="Text_20_body">
      <style:paragraph-properties>
        <style:tab-stops>
          <style:tab-stop style:position="0.6874in"/>
        </style:tab-stops>
      </style:paragraph-properties>
      <style:text-properties fo:language="de" fo:country="DE" officeooo:rsid="0003f80e" officeooo:paragraph-rsid="001a5bec"/>
    </style:style>
    <style:style style:name="P45" style:family="paragraph" style:parent-style-name="Text_20_body">
      <style:paragraph-properties>
        <style:tab-stops>
          <style:tab-stop style:position="0.6874in"/>
        </style:tab-stops>
      </style:paragraph-properties>
      <style:text-properties fo:language="de" fo:country="DE" officeooo:rsid="0003f80e" officeooo:paragraph-rsid="001a5bec"/>
    </style:style>
    <style:style style:name="P46" style:family="paragraph" style:parent-style-name="Text_20_body">
      <style:text-properties officeooo:rsid="001ed717" officeooo:paragraph-rsid="001ed717"/>
    </style:style>
    <style:style style:name="P47" style:family="paragraph" style:parent-style-name="Table_20_Contents">
      <style:text-properties fo:language="de" fo:country="DE" officeooo:rsid="0001b212" officeooo:paragraph-rsid="0001b212"/>
    </style:style>
    <style:style style:name="P48" style:family="paragraph" style:parent-style-name="Table_20_Contents">
      <style:text-properties fo:language="de" fo:country="DE" officeooo:rsid="0003f80e" officeooo:paragraph-rsid="0003f80e"/>
    </style:style>
    <style:style style:name="P49" style:family="paragraph" style:parent-style-name="Table_20_Contents">
      <style:text-properties fo:language="de" fo:country="DE" officeooo:rsid="001ccc75" officeooo:paragraph-rsid="001ccc75"/>
    </style:style>
    <style:style style:name="P50" style:family="paragraph" style:parent-style-name="Table_20_Contents">
      <style:text-properties fo:language="de" fo:country="DE" officeooo:rsid="001d5d2d" officeooo:paragraph-rsid="0004e65e"/>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1b212"/>
    </style:style>
    <style:style style:name="T2" style:family="text">
      <style:text-properties officeooo:rsid="00031926"/>
    </style:style>
    <style:style style:name="T3" style:family="text">
      <style:text-properties officeooo:rsid="0003f80e"/>
    </style:style>
    <style:style style:name="T4" style:family="text">
      <style:text-properties fo:font-style="normal" style:font-style-asian="normal" style:font-style-complex="normal"/>
    </style:style>
    <style:style style:name="T5" style:family="text">
      <style:text-properties officeooo:rsid="0004e65e"/>
    </style:style>
    <style:style style:name="T6" style:family="text">
      <style:text-properties fo:font-variant="normal" fo:text-transform="none" fo:color="#4d4d4d" style:font-name="Helvetica" fo:letter-spacing="normal" fo:font-style="normal" fo:font-weight="normal" officeooo:rsid="001763cc" loext:padding="0in" loext:border="none"/>
    </style:style>
    <style:style style:name="T7" style:family="text">
      <style:text-properties fo:font-variant="normal" fo:text-transform="none" fo:color="#4d4d4d" style:font-name="Helvetica" fo:letter-spacing="normal" fo:font-style="normal" fo:font-weight="normal" officeooo:rsid="001ccc75" loext:padding="0in" loext:border="none"/>
    </style:style>
    <style:style style:name="T8" style:family="text">
      <style:text-properties fo:font-variant="normal" fo:text-transform="none" fo:color="#4d4d4d" style:font-name="Helvetica" fo:letter-spacing="normal" fo:font-style="normal" fo:font-weight="normal" loext:padding="0in" loext:border="none"/>
    </style:style>
    <style:style style:name="T9" style:family="text">
      <style:text-properties fo:font-variant="normal" fo:text-transform="none" fo:color="#4d4d4d" style:font-name="Helvetica" fo:letter-spacing="normal" fo:language="de" fo:country="DE" fo:font-style="normal" fo:font-weight="normal" officeooo:rsid="001ccc75" style:font-weight-asian="normal" style:font-weight-complex="normal" loext:padding="0in" loext:border="none"/>
    </style:style>
    <style:style style:name="T10" style:family="text">
      <style:text-properties fo:font-variant="normal" fo:text-transform="none" fo:color="#4d4d4d" style:font-name="Helvetica" fo:letter-spacing="normal" fo:language="de" fo:country="DE" fo:font-style="normal" fo:font-weight="normal" officeooo:rsid="00001f6c" loext:padding="0in" loext:border="none"/>
    </style:style>
    <style:style style:name="T11" style:family="text">
      <style:text-properties officeooo:rsid="000c4767"/>
    </style:style>
    <style:style style:name="T12" style:family="text">
      <style:text-properties fo:language="de" fo:country="DE"/>
    </style:style>
    <style:style style:name="T13" style:family="text">
      <style:text-properties fo:language="de" fo:country="DE" fo:font-weight="normal" style:font-weight-asian="normal" style:font-weight-complex="normal"/>
    </style:style>
    <style:style style:name="T14" style:family="text">
      <style:text-properties fo:language="de" fo:country="DE" fo:font-weight="normal" officeooo:rsid="00001f6c" style:font-weight-asian="normal" style:font-weight-complex="normal"/>
    </style:style>
    <style:style style:name="T15" style:family="text">
      <style:text-properties fo:language="de" fo:country="DE" fo:font-weight="normal" officeooo:rsid="0019774d" style:font-weight-asian="normal" style:font-weight-complex="normal"/>
    </style:style>
    <style:style style:name="T16" style:family="text">
      <style:text-properties fo:language="de" fo:country="DE" fo:font-weight="normal" officeooo:rsid="001f40aa" style:font-weight-asian="normal" style:font-weight-complex="normal"/>
    </style:style>
    <style:style style:name="T17" style:family="text">
      <style:text-properties officeooo:rsid="001a5bec"/>
    </style:style>
    <style:style style:name="T18" style:family="text">
      <style:text-properties officeooo:rsid="001b8350"/>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Z<text:span text:style-name="T2">iele</text:span></text:h>
      <text:p text:style-name="P1"/>
      <text:p text:style-name="P1">Wir haben folgendes <text:span text:style-name="T1">H</text:span>auptziel für das Projekt identifiziert:<office:annotation><dc:creator>Unknown Author</dc:creator><dc:date>2019-03-19T12:45:42.223597361</dc:date><text:p text:style-name="P51"><text:span text:style-name="T19">Erkenntnis gewinn aus der blockhcain analyse (check)</text:span></text:p><text:p text:style-name="P51"><text:span text:style-name="T19"/></text:p><text:p text:style-name="P51"><text:span text:style-name="T19">Die anforderungen müssen zielbezug haben</text:span></text:p><text:p text:style-name="P51"><text:span text:style-name="T19"/></text:p></office:annotation></text:p>
      <text:p text:style-name="P30"/>
      <text:p text:style-name="P32"/>
      <text:p text:style-name="P31">HZ: Ende des P<text:span text:style-name="T10">rojekts 1 besteht eine Lösung, welche es Personen mit Sql Kenntnissen ermöglicht die Bitcoin Bloc</text:span>khain zu analysieren.</text:p>
      <text:p text:style-name="P26"/>
      <text:h text:style-name="P38" text:outline-level="2"><text:span text:style-name="T12">Unterziele</text:span><text:span text:style-name="T14"><office:annotation><dc:creator>Unknown Author</dc:creator><dc:date>2019-03-19T12:48:09.371687736</dc:date><text:p text:style-name="P51"><text:span text:style-name="T19">Offen zugägnlgich ist zu schwammig</text:span></text:p><text:p text:style-name="P51"><text:span text:style-name="T19">Nicht smart (check)</text:span></text:p><text:p text:style-name="P51"><text:span text:style-name="T19"/></text:p><text:p text:style-name="P51"><text:span text:style-name="T19">Evtl noch zweites</text:span></text:p></office:annotation></text:span></text:h>
      <text:h text:style-name="P38" text:outline-level="2"><text:span text:style-name="T9">UZ-1: </text:span><text:span text:style-name="T14">D</text:span><text:span text:style-name="T15">ie Source Codes sind von Projektbeginn an öffentlich im Internet zugänglich.</text:span></text:h>
      <text:p text:style-name="P46"><text:span text:style-name="T15">U</text:span><text:span text:style-name="T13">Z-2: Die Lösung ist zu Projektende gegen die OWASP-Top-Ten gesichert. </text:span><text:span text:style-name="T16">Gängige tests</text:span></text:p>
      <text:p text:style-name="P27"/>
      <text:h text:style-name="P33" text:outline-level="1">Scope</text:h>
      <text:h text:style-name="P37" text:outline-level="2">Stakeholders</text:h>
      <text:list xml:id="list4282024369" text:style-name="L3">
        <text:list-item>
          <text:p text:style-name="P41">Kai Brünnler (Kunde)</text:p>
        </text:list-item>
        <text:list-item>
          <text:p text:style-name="P41">Devs / Projektleitung</text:p>
          <text:list>
            <text:list-item>
              <text:p text:style-name="P41">Elias Summermatter</text:p>
            </text:list-item>
            <text:list-item>
              <text:p text:style-name="P41">Jan Friedli</text:p>
            </text:list-item>
          </text:list>
        </text:list-item>
        <text:list-item>
          <text:p text:style-name="P41">Anwender*innen </text:p>
          <text:list>
            <text:list-item>
              <text:p text:style-name="P41">Studierende im Blockchain Modul</text:p>
            </text:list-item>
            <text:list-item>
              <text:p text:style-name="P41">Forschende</text:p>
            </text:list-item>
          </text:list>
        </text:list-item>
      </text:list>
      <text:h text:style-name="P35" text:outline-level="2">System<text:span text:style-name="T11">kontext</text:span></text:h>
      <text:p text:style-name="P40">→<text:span text:style-name="T11"> hier kommt Grafik</text:span><text:span text:style-name="T11"><office:annotation><dc:creator>Unknown Author</dc:creator><dc:date>2019-03-19T12:50:16.188115022</dc:date><text:p text:style-name="P51"><text:span text:style-name="T20">Es fehlt:</text:span></text:p><text:p text:style-name="P51"><text:span text:style-name="T20">Der systemkontext also die blockchain</text:span></text:p><text:p text:style-name="P51"><text:span text:style-name="T20">Irrelevant umgebbung ist leer</text:span></text:p><text:p text:style-name="P51"><text:span text:style-name="T20"/></text:p><text:p text:style-name="P51"><text:span text:style-name="T20">Nur system und kontetxt bereiche führen</text:span></text:p><text:p text:style-name="P51"><text:span text:style-name="T20"/></text:p></office:annotation></text:span></text:p>
      <text:h text:style-name="P35" text:outline-level="2"/>
      <text:h text:style-name="P34" text:outline-level="1"/>
      <text:h text:style-name="P33" text:outline-level="1">Anforderungen</text:h>
      <text:h text:style-name="P35" text:outline-level="2">Ü<text:span text:style-name="T2">bersicht</text:span></text:h>
      <text:p text:style-name="P14"><office:annotation office:name="__Annotation__701_1300070469"><dc:creator>Unknown Author</dc:creator><dc:date>2019-03-19T12:54:55.972604969</dc:date><text:p text:style-name="P51"><text:span text:style-name="T19">Fa sprehcende also</text:span></text:p><text:p text:style-name="P51"><text:span text:style-name="T19">FA.1.1 etc</text:span></text:p><text:p text:style-name="P51"><text:span text:style-name="T19"/></text:p><text:p text:style-name="P51"><text:span text:style-name="T19">NFA</text:span></text:p></office:annotation>1 Fu<office:annotation-end office:name="__Annotation__701_1300070469"/>nktionale Anfo<text:span text:style-name="T18">r</text:span>derungen</text:p>
      <text:p text:style-name="P44"><text:tab/>1.1-<text:span text:style-name="T17">FA</text:span> Sql-Query ausführen</text:p>
      <text:p text:style-name="P44"><text:tab/>1.2-<text:span text:style-name="T17">FA</text:span> <text:s/>Sql Highligting</text:p>
      <text:p text:style-name="P44"><text:tab/>1.3-<text:span text:style-name="T17">FA</text:span> <text:s/>Suchfunktion</text:p>
      <text:p text:style-name="P44"><text:tab/>1.4-<text:span text:style-name="T17">FA</text:span> Query Import/Export</text:p>
      <text:p text:style-name="P44"><text:tab/>1.5-<text:span text:style-name="T17">FA</text:span> <text:s/>Block Details</text:p>
      <text:p text:style-name="P44"><text:tab/>1.6-<text:span text:style-name="T17">FA</text:span> Explorer</text:p>
      <text:p text:style-name="P13">2 Nicht-Funktionale Anforderungen</text:p>
      <text:p text:style-name="P43"><text:tab/>2.1-<text:span text:style-name="T17">NFA</text:span> Open Source</text:p>
      <text:p text:style-name="P44"><text:tab/>2.2-<text:span text:style-name="T17">NFA</text:span> <text:s/>Reaktionszeit</text:p>
      <text:p text:style-name="P13"/>
      <text:h text:style-name="P39" text:outline-level="2">Funktionale Anfo<text:span text:style-name="T18">r</text:span>derunge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9">Nr.</text:p>
          </table:table-cell>
          <table:table-cell table:style-name="Table1.A1" office:value-type="string">
            <text:p text:style-name="P49">Ziel</text:p>
          </table:table-cell>
          <table:table-cell table:style-name="Table1.A1" office:value-type="string">
            <text:p text:style-name="P19">Beschrieb</text:p>
          </table:table-cell>
          <table:table-cell table:style-name="Table1.A1" office:value-type="string">
            <text:p text:style-name="P19">Priorität (1-3, 1 = höchste)</text:p>
          </table:table-cell>
          <table:table-cell table:style-name="Table1.A1" office:value-type="string">
            <text:p text:style-name="P19"/>
          </table:table-cell>
          <table:table-cell table:style-name="Table1.F1" office:value-type="string">
            <text:p text:style-name="P19">Risikobeurteilung</text:p>
            <text:p text:style-name="P19">(1-3, 1 = tiefstes)</text:p>
          </table:table-cell>
        </table:table-row>
        <table:table-row>
          <table:table-cell table:style-name="Table1.A2" office:value-type="string">
            <text:p text:style-name="P19">1</text:p>
          </table:table-cell>
          <table:table-cell table:style-name="Table1.A2" office:value-type="string">
            <text:p text:style-name="P28">HZ</text:p>
          </table:table-cell>
          <table:table-cell table:style-name="Table1.A2" office:value-type="string">
            <text:p text:style-name="P3">Ein Sql-Query kann auf einer Datenbank, welche die Blockchain enthält, ausgeführt werden. <text:span text:style-name="T3">Dessen Resultat wird tabellarisch angezeigt. Dazu wird eine Flask Restful (Python Framework) API verwendet.</text:span><text:span text:style-name="T3"><office:annotation><dc:creator>Unknown Author</dc:creator><dc:date>2019-03-19T12:56:29.925784485</dc:date><text:p text:style-name="P51"><text:span text:style-name="T19">Nach satzschablone formulieren</text:span></text:p><text:p text:style-name="P51"><text:span text:style-name="T19">Doc beispiele anforderungsdokumenatnon</text:span></text:p></office:annotation></text:span></text:p>
          </table:table-cell>
          <table:table-cell table:style-name="Table1.A2" office:value-type="string">
            <text:p text:style-name="P21">1</text:p>
          </table:table-cell>
          <table:table-cell table:style-name="Table1.A2" office:value-type="string">
            <text:p text:style-name="P21"/>
          </table:table-cell>
          <table:table-cell table:style-name="Table1.F2" office:value-type="string">
            <text:p text:style-name="P21">2<office:annotation><dc:creator>Unknown Author</dc:creator><dc:date>2019-03-19T12:56:54.976387327</dc:date><text:p text:style-name="P51"><text:span text:style-name="T19">Risikobeurteilung stellt sich als formel aus den anderen Attributen zusammen</text:span></text:p><text:p text:style-name="P51"><text:span text:style-name="T19"/></text:p><text:p text:style-name="P51"><text:span text:style-name="T19">Zielbezug als eigene Spalte adden</text:span></text:p></office:annotation></text:p>
          </table:table-cell>
        </table:table-row>
        <table:table-row>
          <table:table-cell table:style-name="Table1.A2" office:value-type="string">
            <text:p text:style-name="P19">2</text:p>
          </table:table-cell>
          <table:table-cell table:style-name="Table1.A2" office:value-type="string">
            <text:p text:style-name="P28">HZ</text:p>
          </table:table-cell>
          <table:table-cell table:style-name="Table1.A2" office:value-type="string">
            <text:p text:style-name="P3">Die SQL Eingabe verfügt über ein Highlighting.</text:p>
          </table:table-cell>
          <table:table-cell table:style-name="Table1.A2" office:value-type="string">
            <text:p text:style-name="P21">2</text:p>
          </table:table-cell>
          <table:table-cell table:style-name="Table1.A2" office:value-type="string">
            <text:p text:style-name="P21"/>
          </table:table-cell>
          <table:table-cell table:style-name="Table1.F2" office:value-type="string">
            <text:p text:style-name="P21">1</text:p>
          </table:table-cell>
        </table:table-row>
        <table:table-row>
          <table:table-cell table:style-name="Table1.A2" office:value-type="string">
            <text:p text:style-name="P19">3</text:p>
          </table:table-cell>
          <table:table-cell table:style-name="Table1.A2" office:value-type="string">
            <text:p text:style-name="P28">HZ</text:p>
          </table:table-cell>
          <table:table-cell table:style-name="Table1.A2" office:value-type="string">
            <text:p text:style-name="P3">Eine Suchfunktion erlaubt eine Suche <text:span text:style-name="T1">nach einzelnen</text:span> <text:span text:style-name="T1">Bitcoin Blocks</text:span></text:p>
          </table:table-cell>
          <table:table-cell table:style-name="Table1.A2" office:value-type="string">
            <text:p text:style-name="P21">3</text:p>
          </table:table-cell>
          <table:table-cell table:style-name="Table1.A2" office:value-type="string">
            <text:p text:style-name="P21"/>
          </table:table-cell>
          <table:table-cell table:style-name="Table1.F2" office:value-type="string">
            <text:p text:style-name="P21">1</text:p>
          </table:table-cell>
        </table:table-row>
        <table:table-row>
          <table:table-cell table:style-name="Table1.A2" office:value-type="string">
            <text:p text:style-name="P19">4</text:p>
          </table:table-cell>
          <table:table-cell table:style-name="Table1.A2" office:value-type="string">
            <text:p text:style-name="P28">HZ</text:p>
          </table:table-cell>
          <table:table-cell table:style-name="Table1.A2" office:value-type="string">
            <text:p text:style-name="P7">User können SQL Queries importieren und exportieren. Dies geschieht mittels .sql Files.</text:p>
          </table:table-cell>
          <table:table-cell table:style-name="Table1.A2" office:value-type="string">
            <text:p text:style-name="P21">2</text:p>
          </table:table-cell>
          <table:table-cell table:style-name="Table1.A2" office:value-type="string">
            <text:p text:style-name="P21"/>
          </table:table-cell>
          <table:table-cell table:style-name="Table1.F2" office:value-type="string">
            <text:p text:style-name="P21">2</text:p>
          </table:table-cell>
        </table:table-row>
        <table:table-row>
          <table:table-cell table:style-name="Table1.A2" office:value-type="string">
            <text:p text:style-name="P19">5</text:p>
          </table:table-cell>
          <table:table-cell table:style-name="Table1.A2" office:value-type="string">
            <text:p text:style-name="P29">HZ</text:p>
          </table:table-cell>
          <table:table-cell table:style-name="Table1.A2" office:value-type="string">
            <text:p text:style-name="P4">Ein Block kann mit seinen Details angeschaut werden</text:p>
          </table:table-cell>
          <table:table-cell table:style-name="Table1.A2" office:value-type="string">
            <text:p text:style-name="P21">1</text:p>
          </table:table-cell>
          <table:table-cell table:style-name="Table1.A2" office:value-type="string">
            <text:p text:style-name="P21"/>
          </table:table-cell>
          <table:table-cell table:style-name="Table1.F2" office:value-type="string">
            <text:p text:style-name="P21">1</text:p>
          </table:table-cell>
        </table:table-row>
        <table:table-row>
          <table:table-cell table:style-name="Table1.A2" office:value-type="string">
            <text:p text:style-name="P19">6</text:p>
          </table:table-cell>
          <table:table-cell table:style-name="Table1.A2" office:value-type="string">
            <text:p text:style-name="P28">HZ</text:p>
          </table:table-cell>
          <table:table-cell table:style-name="Table1.A2" office:value-type="string">
            <text:p text:style-name="P3">Es existiert ein Datenbank Explorer, der eine Pagination durch die Datenbank ermöglicht und die mehrere Einträge tabellarisch darstellt</text:p>
          </table:table-cell>
          <table:table-cell table:style-name="Table1.A2" office:value-type="string">
            <text:p text:style-name="P21">1</text:p>
          </table:table-cell>
          <table:table-cell table:style-name="Table1.A2" office:value-type="string">
            <text:p text:style-name="P21"/>
          </table:table-cell>
          <table:table-cell table:style-name="Table1.F2" office:value-type="string">
            <text:p text:style-name="P21">3</text:p>
          </table:table-cell>
        </table:table-row>
      </table:table>
      <text:p text:style-name="P10"/>
      <text:h text:style-name="P25" text:outline-level="3">Detailbeschreibung</text:h>
      <text:p text:style-name="P15">1.1 Sql-Query ausführen</text:p>
      <text:p text:style-name="P11">Es wird eine Schnittstelle zu einer Maria DB bereitgestellt. Dieses wird durch eine Restful API konsumiert. Die Restful API basiert auf dem Python Flask Framework und stellt einen HTTP GET Endpoint <text:span text:style-name="T4">query/&lt;an sql query&gt; bereit. Bei Erfolg werden die Daten mittels Json an den Client gesendet. </text:span></text:p>
      <text:p text:style-name="P12">Bei einem Fehler wird entsprechend eine Fehlermeldung auch mittels Json gesendet.</text:p>
      <text:p text:style-name="P5"/>
      <text:p text:style-name="P15">1.2 Sql Highligting</text:p>
      <text:p text:style-name="P17">Der User kann im Frontend ein Sql Query eingeben. Diese wird bei jeder Änderung ge-highlighted.</text:p>
      <text:p text:style-name="P17">Das Highlighting folgt der Sql Syntax.</text:p>
      <text:p text:style-name="P15">1.3 Suchfunktion</text:p>
      <text:p text:style-name="P17">Ein Suchfeld erlaubt es dem User nach einem Block in der Blockchain zu suchen.</text:p>
      <text:p text:style-name="P17">Das Resultat wird tabellarisch dargestellt (siehe 1.5).</text:p>
      <text:p text:style-name="P15">1.4 Query Import/Export</text:p>
      <text:p text:style-name="P17">Da user gegebenfalls ein Query mehrmals ausführen wollen, muss der Sql Code exportiert werden können. Beim klicken auf einen „export“ Button wird dem user ein .sql File zum download angeboten. Dieses beinhaltet genau den Code, welchen der User vorher erfasst hat.</text:p>
      <text:p text:style-name="P15">1.5 Block Details</text:p>
      <text:p text:style-name="P17">Klickt der user auf einen Block, werden alle Details des Blocks tabellarisch dargestellt. Analog des Datenbankschemas.</text:p>
      <text:p text:style-name="P15">1.6 Explorer</text:p>
      <text:p text:style-name="P17">Der Explorer erlaubt es auf einer eigenen Seite durch alle Blocks zu pagen. <text:s/>Dabei werden die neusten Block als erstes gelistet. Beim <text:span text:style-name="T5">K</text:span>lick auf einen einzelnen Block, werden alle Details angezeigt <text:span text:style-name="T5">(siehe 1.5)</text:span>. </text:p>
      <text:h text:style-name="P36" text:outline-level="2"/>
      <text:h text:style-name="P39" text:outline-level="2">Nicht-Funktionale Anforderungen („Qualitätsanforderungen“)</text:h>
      <text:p text:style-name="P7"/>
      <text:p text:style-name="P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Nr. </text:p>
          </table:table-cell>
          <table:table-cell table:style-name="Table3.A1" office:value-type="string">
            <text:p text:style-name="P50">Ziel</text:p>
          </table:table-cell>
          <table:table-cell table:style-name="Table3.A1" office:value-type="string">
            <text:p text:style-name="P20">Beschrieb</text:p>
          </table:table-cell>
          <table:table-cell table:style-name="Table3.A1" office:value-type="string">
            <text:p text:style-name="P20">Priorität (1-3, 1 = höchste)</text:p>
          </table:table-cell>
          <table:table-cell table:style-name="Table3.E1" office:value-type="string">
            <text:p text:style-name="P20">Risikobeurteilung</text:p>
            <text:p text:style-name="P20">(1-3, 1 = tiefstes)</text:p>
          </table:table-cell>
        </table:table-row>
        <table:table-row>
          <table:table-cell table:style-name="Table3.A2" office:value-type="string">
            <text:p text:style-name="P22">1</text:p>
          </table:table-cell>
          <table:table-cell table:style-name="Table3.A2" office:value-type="string">
            <text:p text:style-name="P28">UZ-1</text:p>
          </table:table-cell>
          <table:table-cell table:style-name="Table3.A2" office:value-type="string">
            <text:p text:style-name="P6">Die Software ist Open Source</text:p>
          </table:table-cell>
          <table:table-cell table:style-name="Table3.A2" office:value-type="string">
            <text:p text:style-name="P22">1</text:p>
          </table:table-cell>
          <table:table-cell table:style-name="Table3.E2" office:value-type="string">
            <text:p text:style-name="P23">1</text:p>
          </table:table-cell>
        </table:table-row>
        <table:table-row>
          <table:table-cell table:style-name="Table3.A2" office:value-type="string">
            <text:p text:style-name="P22">2</text:p>
          </table:table-cell>
          <table:table-cell table:style-name="Table3.A2" office:value-type="string">
            <text:p text:style-name="P28">UZ-2</text:p>
          </table:table-cell>
          <table:table-cell table:style-name="Table3.A2" office:value-type="string">
            <text:p text:style-name="P9">Das Backend hat eine Reaktionszeit unter 300ms bei Queries der maximalen Grösse von 10‘000 <text:span text:style-name="T3">Zeilen</text:span>.</text:p>
          </table:table-cell>
          <table:table-cell table:style-name="Table3.A2" office:value-type="string">
            <text:p text:style-name="P22">2</text:p>
          </table:table-cell>
          <table:table-cell table:style-name="Table3.E2" office:value-type="string">
            <text:p text:style-name="P23">3</text:p>
          </table:table-cell>
        </table:table-row>
      </table:table>
      <text:p text:style-name="P8"/>
      <text:h text:style-name="P24" text:outline-level="3">Detailbeschreibungen</text:h>
      <text:p text:style-name="P2"/>
      <text:p text:style-name="P16">2.1 Open Source</text:p>
      <text:p text:style-name="P18">Alle entwickelten Software Komponenten werden auf GitHub veröffentlicht.</text:p>
      <text:p text:style-name="P16">2.2 Reaktionszeit</text:p>
      <text:p text:style-name="P18">Die Flask API reagiert unter 300ms bei Queries der Grösse =&lt; 10‘000 Zei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svg:font-family="Helvetica, Arial,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6:38:49.532250870</meta:creation-date>
    <dc:date>2019-03-19T13:48:15.100362262</dc:date>
    <meta:editing-duration>PT3H43M13S</meta:editing-duration>
    <meta:editing-cycles>23</meta:editing-cycles>
    <meta:generator>LibreOffice/6.2.1.2$MacOSX_X86_64 LibreOffice_project/7bcb35dc3024a62dea0caee87020152d1ee96e71</meta:generator>
    <meta:document-statistic meta:table-count="2" meta:image-count="0" meta:object-count="0" meta:page-count="5" meta:paragraph-count="104" meta:word-count="509" meta:character-count="3370" meta:non-whitespace-character-count="2955"/>
  </office:meta>
</office:document-meta>
</file>